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10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0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31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3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93016752" text:id="ct2930167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4407665448528889" text:style-name="L1">
        <text:list-item>
          <text:p text:style-name="P28"/>
        </text:list-item>
      </text:list>
      <text:p text:style-name="P7">[XXX] 20200323_154119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21">/] 20200425_112124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21">/] 20200426_09042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21">/] 20200427_08352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21">/] 20200428_140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21">/] 20200429_1140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21">/] 20200430_09354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21">/] 20200501_17140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21">/] 20200502_105935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21">/] 20200503_112127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21">/] <office:annotation office:name="__Annotation__1923_484518897"><dc:creator>iwabuchi ken</dc:creator><dc:date>2020-05-04T13:08:16.81</dc:date><text:p text:style-name="P34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3070_799772361"><dc:creator>iwabuchi ken</dc:creator><dc:date>2020-05-05T09:43:34.81</dc:date><text:p text:style-name="P34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21">/] <office:annotation office:name="__Annotation__3098_799772361"><dc:creator>iwabuchi ken</dc:creator><dc:date>2020-05-05T10:13:42.84</dc:date><text:p text:style-name="P34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1666_1309051837"><dc:creator>iwabuchi ken</dc:creator><dc:date>2020-05-06T08:58:14.84</dc:date><text:p text:style-name="P34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21">/] XXX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<office:annotation office:name="__Annotation__6846_106191355"><dc:creator>iwabuchi ken</dc:creator><dc:date>2020-05-07T14:44:51.90</dc:date><text:p text:style-name="P34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21">/] <office:annotation office:name="__Annotation__6879_106191355"><dc:creator>iwabuchi ken</dc:creator><dc:date>2020-05-07T14:58:47.91</dc:date><text:p text:style-name="P34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21">/] 20200509_08474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21">/] 20200510_095211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21">/] 20200513_14385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21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21">/] 20200515_09574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21">/] 20200516_134718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21">/] 20200517_16441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21">/] 20200518_09441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21">/] 20200519_14161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20200520_092833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21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21">/] 20200521_14312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1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21">/] 20200522_123041</text:p>
          </table:table-cell>
          <table:table-cell table:style-name="表29.B2" office:value-type="string">
            <text:p text:style-name="P19"/>
          </table:table-cell>
        </table:table-row>
        <text:soft-page-break/>
        <table:table-row>
          <table:table-cell table:style-name="表29.A2" office:value-type="string">
            <text:p text:style-name="P21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21">/] XXX 20200524_105327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21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</text:p>
            <text:p text:style-name="P15"><text:s/>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  <text:p text:style-name="P12"/>
            <text:p text:style-name="P12">go! / to sat<text:span text:style-name="T8">iate / affections</text:span></text:p>
            <text:p text:style-name="P13"/>
            <text:p text:style-name="P13">until – the morning</text:p>
            <text:p text:style-name="P13"/>
            <text:p text:style-name="P13">to thrill / with. love</text:p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  <text:p text:style-name="P12"/>
            <text:p text:style-name="P12">for / not exist / the man</text:p>
            <text:p text:style-name="P12"/>
            <text:p text:style-name="P12">in. house+his / to go / in. way</text:p>
            <text:p text:style-name="P12"/>
            <text:p text:style-name="P12">from afar</text:p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  <text:p text:style-name="P12"/>
            <text:p text:style-name="P12">pouch – the silver / to take</text:p>
            <text:p text:style-name="P12"/>
            <text:p text:style-name="P12">in. hand+his / to. day / the cover</text:p>
            <text:p text:style-name="P12"/>
            <text:p text:style-name="P12">to come / house+his</text:p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  <text:p text:style-name="P12"/>
            <text:p text:style-name="P12">to turn aside+him / in. much</text:p>
            <text:p text:style-name="P12"/>
            <text:p text:style-name="P12"><text:soft-page-break/>influence+her / in. slickness</text:p>
            <text:p text:style-name="P12"/>
            <text:p text:style-name="P12">lips+her / to impell+him</text:p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</text:p>
            <text:p text:style-name="P15">אֶל-טֶבַח יָבֹא; וּכְעֶכֶס, אֶל-מוּסַר אֱוִיל.<text:tab/></text:p>
          </table:table-cell>
          <table:table-cell table:style-name="表29.B2" office:value-type="string">
            <text:p text:style-name="P12"/>
            <text:p text:style-name="P12"/>
            <text:p text:style-name="P12">to go / after+her</text:p>
            <text:p text:style-name="P12"/>
            <text:p text:style-name="P12">suddenly / as bull</text:p>
            <text:p text:style-name="P12"/>
            <text:p text:style-name="P12">to – slaughter / to come / and as anklet</text:p>
            <text:p text:style-name="P12">to – discipline / fool</text:p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  <text:p text:style-name="P12"/>
            <text:p text:style-name="P12">until / to split / arrow</text:p>
            <text:p text:style-name="P12"/>
            <text:p text:style-name="P12">liver+his / as to hasten / bird</text:p>
            <text:p text:style-name="P12"/>
            <text:p text:style-name="P12">to – snare</text:p>
            <text:p text:style-name="P12">and not – to know / that – in. soul+his</text:p>
            <text:p text:style-name="P12">he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20"/>
          </table:table-cell>
        </table:table-row>
        <table:table-row>
          <table:table-cell table:style-name="表29.A2" office:value-type="string">
            <text:p text:style-name="P21">[XXX 20200526_12264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4</text:p>
            <text:p text:style-name="P15">וְעַתָּה בָנִים, שִׁמְעוּ-לִי; <text:s text:c="3"/>וְהַקְשִׁיבוּ, לְ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attend! / to. sayings - mouth+my</text:p>
          </table:table-cell>
        </table:table-row>
        <table:table-row>
          <table:table-cell table:style-name="表29.A2" office:value-type="string">
            <text:p text:style-name="P15">7:25</text:p>
            <text:p text:style-name="P15">כה <text:s/>אַל-יֵשְׂטְ</text:p>
            <text:p text:style-name="P15"><text:s/>אֶל-דְּרָכֶיהָ לִבֶּךָ; <text:s text:c="3"/><text:soft-page-break/>אַל-תֵּתַע, בִּנְתִיבוֹתֶיה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swerve</text:p>
            <text:p text:style-name="P12"/>
            <text:p text:style-name="P12">to – ways+her / heart+thy</text:p>
            <text:p text:style-name="P12"><text:soft-page-break/>must not – to stray / in. tracks+her</text:p>
          </table:table-cell>
        </table:table-row>
        <table:table-row>
          <table:table-cell table:style-name="表29.A2" office:value-type="string">
            <text:p text:style-name="P15">7:26</text:p>
            <text:p text:style-name="P15">כו <text:s/>כִּי-רַבִּים חֲלָלִים הִפִּילָה; <text:s text:c="3"/>וַעֲצֻמִים, </text:p>
            <text:p text:style-name="P15">כָּל-הֲרֻגֶיהָ.</text:p>
          </table:table-cell>
          <table:table-cell table:style-name="表29.B2" office:value-type="string">
            <text:p text:style-name="P12"/>
            <text:p text:style-name="P12"/>
            <text:p text:style-name="P12">that – many / ones wounded</text:p>
            <text:p text:style-name="P12"/>
            <text:p text:style-name="P12">to cast down / and serried ones</text:p>
            <text:p text:style-name="P12"/>
            <text:p text:style-name="P12">every – ones being killed+her</text:p>
          </table:table-cell>
        </table:table-row>
        <table:table-row>
          <table:table-cell table:style-name="表29.A2" office:value-type="string">
            <text:p text:style-name="P15">7:27</text:p>
            <text:p text:style-name="P15">כז <text:s/>דַּרְכֵי שְׁאוֹל בֵּיתָהּ; <text:s text:c="3"/>יֹרְדוֹת, אֶל-חַדְרֵי-מָוֶת.</text:p>
          </table:table-cell>
          <table:table-cell table:style-name="表29.B2" office:value-type="string">
            <text:p text:style-name="P12"/>
            <text:p text:style-name="P12"/>
            <text:p text:style-name="P12">ways / unseen / house+her</text:p>
            <text:p text:style-name="P12"/>
            <text:p text:style-name="P12">ones descending / to – chambers - death</text:p>
          </table:table-cell>
        </table:table-row>
        <table:table-row>
          <table:table-cell table:style-name="表29.A2" office:value-type="string">
            <text:p text:style-name="P15">8:1</text:p>
            <text:p text:style-name="P15">הֲלֹא-חָכְמָה תִקְרָא; <text:s text:c="3"/>וּתְבוּנָה, תִּתֵּן קוֹלָהּ.<text:tab/></text:p>
          </table:table-cell>
          <table:table-cell table:style-name="表29.B2" office:value-type="string">
            <text:p text:style-name="P12"/>
            <text:p text:style-name="P12"/>
            <text:p text:style-name="P12">? not – wisdom / to call</text:p>
            <text:p text:style-name="P12"/>
            <text:p text:style-name="P12">and understanding / to give / voice+her</text:p>
          </table:table-cell>
        </table:table-row>
        <table:table-row>
          <table:table-cell table:style-name="表29.A2" office:value-type="string">
            <text:p text:style-name="P15">8:2</text:p>
            <text:p text:style-name="P15">ב <text:s/>בְּרֹאשׁ-מְרֹמִים עֲלֵי-דָרֶךְ; <text:s text:c="2"/></text:p>
            <text:p text:style-name="P15"><text:s/>בֵּית נְתִיבוֹת נִצָּבָה.</text:p>
          </table:table-cell>
          <table:table-cell table:style-name="表29.B2" office:value-type="string">
            <text:p text:style-name="P12"/>
            <text:p text:style-name="P12"/>
            <text:p text:style-name="P12">in. summit – heights / on – way</text:p>
            <text:p text:style-name="P12"/>
            <text:p text:style-name="P12"/>
            <text:p text:style-name="P12"/>
            <text:p text:style-name="P12">house / tracks / to be stationed</text:p>
          </table:table-cell>
        </table:table-row>
        <table:table-row table:style-name="表29.210">
          <table:table-cell table:style-name="表29.A2" office:value-type="string">
            <text:p text:style-name="P21">/] XXX 20200526_123827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7_084322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5">8:3</text:p>
            <text:p text:style-name="P15">לְיַד-שְׁעָרִים לְפִי-קָרֶת; <text:s text:c="3"/>מְבוֹא פְתָחִים תָּרֹנָּה.<text:tab/></text:p>
          </table:table-cell>
          <table:table-cell table:style-name="表29.B2" office:value-type="string">
            <text:p text:style-name="P12"/>
            <text:p text:style-name="P12"/>
            <text:p text:style-name="P12">to. side – gates / to. edge – town</text:p>
            <text:p text:style-name="P12"/>
            <text:p text:style-name="P12">entry / portals / to jubilate</text:p>
          </table:table-cell>
        </table:table-row>
        <text:soft-page-break/>
        <table:table-row>
          <table:table-cell table:style-name="表29.A2" office:value-type="string">
            <text:p text:style-name="P15">8:4</text:p>
            <text:p text:style-name="P15">ד <text:s/>אֲלֵיכֶם אִישִׁים אֶקְרָא; <text:s text:c="3"/>וְקוֹלִי, אֶל-בְּנֵי אָדָם.<text:tab/></text:p>
          </table:table-cell>
          <table:table-cell table:style-name="表29.B2" office:value-type="string">
            <text:p text:style-name="P12"/>
            <text:p text:style-name="P12"/>
            <text:p text:style-name="P12">to. thee / men</text:p>
            <text:p text:style-name="P12"/>
            <text:p text:style-name="P12">to call / and voice+my / to – sons</text:p>
            <text:p text:style-name="P12"/>
            <text:p text:style-name="P12">man</text:p>
          </table:table-cell>
        </table:table-row>
        <table:table-row>
          <table:table-cell table:style-name="表29.A2" office:value-type="string">
            <text:p text:style-name="P15">8:5</text:p>
            <text:p text:style-name="P15">ה <text:s/>הָבִינוּ פְתָאיִם עָרְמָה; <text:s text:c="3"/>וּכְסִילִים, הָבִינוּ לֵב.<text:tab/></text:p>
          </table:table-cell>
          <table:table-cell table:style-name="表29.B2" office:value-type="string">
            <text:p text:style-name="P12"/>
            <text:p text:style-name="P12"/>
            <text:p text:style-name="P12">understand! / ones simple</text:p>
            <text:p text:style-name="P12"/>
            <text:p text:style-name="P12">craft / and ones stupid</text:p>
            <text:p text:style-name="P12"/>
            <text:p text:style-name="P12">understand! / heart</text:p>
          </table:table-cell>
        </table:table-row>
        <table:table-row>
          <table:table-cell table:style-name="表29.A2" office:value-type="string">
            <text:p text:style-name="P15">8:6</text:p>
            <text:p text:style-name="P15">ו <text:s/>שִׁמְעוּ, כִּי-נְגִידִים אֲדַבֵּר; <text:s text:c="3"/>וּמִפְתַּח שְׂפָתַי, מֵישָׁר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that – governors</text:p>
            <text:p text:style-name="P12"/>
            <text:p text:style-name="P12">to speak / and opening</text:p>
            <text:p text:style-name="P12"/>
            <text:p text:style-name="P12">lips+my / upright things</text:p>
          </table:table-cell>
        </table:table-row>
        <table:table-row>
          <table:table-cell table:style-name="表29.A2" office:value-type="string">
            <text:p text:style-name="P15">8:7</text:p>
            <text:p text:style-name="P15">ז <text:s/>כִּי-אֱמֶת, יֶהְגֶּה חִכִּי; <text:s text:c="3"/>וְתוֹעֲבַת שְׂפָתַי רֶשַׁע.<text:tab/></text:p>
          </table:table-cell>
          <table:table-cell table:style-name="表29.B2" office:value-type="string">
            <text:p text:style-name="P12"/>
            <text:p text:style-name="P12"/>
            <text:p text:style-name="P12">that – truth / to soliloquize / palate+my</text:p>
            <text:p text:style-name="P12">and abhorrence / lips+my / wickedness</text:p>
          </table:table-cell>
        </table:table-row>
        <table:table-row>
          <table:table-cell table:style-name="表29.A2" office:value-type="string">
            <text:p text:style-name="P15">8:8</text:p>
            <text:p text:style-name="P15">ח <text:s/>בְּצֶדֶק כָּל-אִמְרֵי-פִי: <text:s text:c="3"/>אֵין בָּהֶם, נִפְתָּל וְעִקֵּשׁ.<text:tab/></text:p>
          </table:table-cell>
          <table:table-cell table:style-name="表29.B2" office:value-type="string">
            <text:p text:style-name="P12"/>
            <text:p text:style-name="P12"/>
            <text:p text:style-name="P12">in. righteousness / every – sayings – mouth+my</text:p>
            <text:p text:style-name="P12">not exist / in+them / one being twisted / and perverse</text:p>
          </table:table-cell>
        </table:table-row>
        <table:table-row>
          <table:table-cell table:style-name="表29.A2" office:value-type="string">
            <text:p text:style-name="P15">8:9</text:p>
            <text:p text:style-name="P15">ט <text:s/>כֻּלָּם נְכֹחִים, לַמֵּבִין; <text:s text:c="3"/><text:soft-page-break/>וִישָׁרִים, לְמֹצְאֵי דָעַת.</text:p>
          </table:table-cell>
          <table:table-cell table:style-name="表29.B2" office:value-type="string">
            <text:p text:style-name="P12"/>
            <text:p text:style-name="P12"/>
            <text:p text:style-name="P12">all+them / correct ones / to. one understanding</text:p>
            <text:p text:style-name="P12"><text:soft-page-break/>and upright ones / to. finding / knowledge</text:p>
          </table:table-cell>
        </table:table-row>
        <table:table-row>
          <table:table-cell table:style-name="表29.A2" office:value-type="string">
            <text:p text:style-name="P21">/] XXX 20200527_090328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28_09462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0</text:p>
            <text:p text:style-name="P15">קְחוּ-מוּסָרִי </text:p>
            <text:p text:style-name="P15">וְאַל-כָּסֶף; <text:s text:c="3"/>וְדַעַת, מֵחָרוּץ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take! - admonition+my</text:p>
            <text:p text:style-name="P12"/>
            <text:p text:style-name="P12">and must not – silver / and knowledge</text:p>
            <text:p text:style-name="P12">from gold-dust / one being choice</text:p>
          </table:table-cell>
        </table:table-row>
        <table:table-row>
          <table:table-cell table:style-name="表29.A2" office:value-type="string">
            <text:p text:style-name="P15">8:11</text:p>
            <text:p text:style-name="P15">יא <text:s/>כִּי-טוֹבָה חָכְמָה, מִפְּנִינִים; <text:s text:c="3"/>וְכָל-חֲפָצִים, </text:p>
            <text:p text:style-name="P15">לֹא יִשְׁווּ-בָהּ.<text:tab/></text:p>
          </table:table-cell>
          <table:table-cell table:style-name="表29.B2" office:value-type="string">
            <text:p text:style-name="P12"/>
            <text:p text:style-name="P12"/>
            <text:p text:style-name="P12">that – good / wisdom</text:p>
            <text:p text:style-name="P12"/>
            <text:p text:style-name="P12">from rubies / and every – delights</text:p>
            <text:p text:style-name="P12"/>
            <text:p text:style-name="P12">not / to be equal - in+her</text:p>
          </table:table-cell>
        </table:table-row>
        <table:table-row>
          <table:table-cell table:style-name="表29.A2" office:value-type="string">
            <text:p text:style-name="P15">8:12</text:p>
            <text:p text:style-name="P15">יב <text:s/>אֲנִי-חָכְמָה, שָׁכַנְתִּי עָרְמָה; <text:s text:c="3"/>וְדַעַת מְזִמּוֹת אֶמְצָא.<text:tab/></text:p>
          </table:table-cell>
          <table:table-cell table:style-name="表29.B2" office:value-type="string">
            <text:p text:style-name="P12"/>
            <text:p text:style-name="P12"/>
            <text:p text:style-name="P12">I – wisdom / to tabernacle</text:p>
            <text:p text:style-name="P12"/>
            <text:p text:style-name="P12">craft / and knowledge / plans</text:p>
            <text:p text:style-name="P12"/>
            <text:p text:style-name="P12">to find</text:p>
          </table:table-cell>
        </table:table-row>
        <table:table-row>
          <table:table-cell table:style-name="表29.A2" office:value-type="string">
            <text:p text:style-name="P15">8:13</text:p>
            <text:p text:style-name="P15">יג <text:s/>יִרְאַת יְהוָה, <text:s text:c="3"/>שְׂנֹאת-רָע:</text:p>
            <text:p text:style-name="P15">גֵּאָה וְגָאוֹן וְדֶרֶךְ רָע, וּפִי תַהְפֻּכוֹת <text:s text:c="3"/>שָׂנֵאתִי.<text:tab/></text:p>
          </table:table-cell>
          <table:table-cell table:style-name="表29.B2" office:value-type="string">
            <text:p text:style-name="P12"/>
            <text:p text:style-name="P12"/>
            <text:p text:style-name="P12">fear / jehovah</text:p>
            <text:p text:style-name="P12"/>
            <text:p text:style-name="P12">to hate – evil</text:p>
            <text:p text:style-name="P12"/>
            <text:p text:style-name="P12">pride / and pomp / and way / evil</text:p>
            <text:p text:style-name="P12"/>
            <text:p text:style-name="P12">and mouth / waywardness / to <text:soft-page-break/>hate</text:p>
          </table:table-cell>
        </table:table-row>
        <table:table-row>
          <table:table-cell table:style-name="表29.A2" office:value-type="string">
            <text:p text:style-name="P15">8:14</text:p>
            <text:p text:style-name="P15">יד <text:s/>לִי-עֵצָה, וְתוּשִׁיָּה; <text:s text:c="3"/>אֲנִי בִינָה, לִי גְבוּרָה.<text:tab/></text:p>
          </table:table-cell>
          <table:table-cell table:style-name="表29.B2" office:value-type="string">
            <text:p text:style-name="P12"/>
            <text:p text:style-name="P12"/>
            <text:p text:style-name="P12">to+me – counsel / and reality</text:p>
            <text:p text:style-name="P12"/>
            <text:p text:style-name="P12">I / understanding / to+me / mastery</text:p>
          </table:table-cell>
        </table:table-row>
        <table:table-row>
          <table:table-cell table:style-name="表29.A2" office:value-type="string">
            <text:p text:style-name="P15">8:15</text:p>
            <text:p text:style-name="P15">טו <text:s/>בִּי, מְלָכִים יִמְלֹכוּ; <text:s text:c="3"/>וְרֹזְנִים,</text:p>
            <text:p text:style-name="P15"><text:s/>יְחֹקְקוּ צֶדֶק.</text:p>
          </table:table-cell>
          <table:table-cell table:style-name="表29.B2" office:value-type="string">
            <text:p text:style-name="P12"/>
            <text:p text:style-name="P12"/>
            <text:p text:style-name="P12">in+me / kings / to reign</text:p>
            <text:p text:style-name="P12"/>
            <text:p text:style-name="P12">and ones being chancellors</text:p>
            <text:p text:style-name="P12"/>
            <text:p text:style-name="P12">to make statutes / righteousness</text:p>
          </table:table-cell>
        </table:table-row>
        <table:table-row>
          <table:table-cell table:style-name="表29.A2" office:value-type="string">
            <text:p text:style-name="P21">/] XXX 20200528_10012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530_1047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16</text:p>
            <text:p text:style-name="P15">בִּי, שָׂרִים יָשֹׂרוּ; <text:s text:c="3"/>וּנְדִיבִים, כָּל-שֹׁפְטֵי צֶדֶק.</text:p>
          </table:table-cell>
          <table:table-cell table:style-name="表29.B2" office:value-type="string">
            <text:p text:style-name="P12"/>
            <text:p text:style-name="P12"/>
            <text:p text:style-name="P12">in+my / chiefs / to controll</text:p>
            <text:p text:style-name="P12"/>
            <text:p text:style-name="P12">and patrons / every – ones judging</text:p>
            <text:p text:style-name="P12">righteousness</text:p>
          </table:table-cell>
        </table:table-row>
        <table:table-row>
          <table:table-cell table:style-name="表29.A2" office:value-type="string">
            <text:p text:style-name="P15">8:17</text:p>
            <text:p text:style-name="P15">יז <text:s/>אֲנִי, אהביה (אֹהֲבַי) אֵהָב; <text:s text:c="3"/>וּמְשַׁחֲרַי, יִמְצָאֻנְנִי.</text:p>
          </table:table-cell>
          <table:table-cell table:style-name="表29.B2" office:value-type="string">
            <text:p text:style-name="P12"/>
            <text:p text:style-name="P12"/>
            <text:p text:style-name="P12">I / ones loving+her</text:p>
            <text:p text:style-name="P12"/>
            <text:p text:style-name="P12">to love / and ones seeking early+me</text:p>
            <text:p text:style-name="P12">to find+me</text:p>
          </table:table-cell>
        </table:table-row>
        <table:table-row>
          <table:table-cell table:style-name="表29.A2" office:value-type="string">
            <text:p text:style-name="P15">8:18</text:p>
            <text:p text:style-name="P15">יח <text:s/>עֹשֶׁר-וְכָבוֹד אִתִּי; <text:s text:c="3"/>הוֹן עָתֵק, וּצְדָקָה.</text:p>
          </table:table-cell>
          <table:table-cell table:style-name="表29.B2" office:value-type="string">
            <text:p text:style-name="P12"/>
            <text:p text:style-name="P12"/>
            <text:p text:style-name="P12">riches – and glory / with+me</text:p>
            <text:p text:style-name="P12"/>
            <text:p text:style-name="P12">wealth / liquid / and righteousness</text:p>
          </table:table-cell>
        </table:table-row>
        <text:soft-page-break/>
        <table:table-row>
          <table:table-cell table:style-name="表29.A2" office:value-type="string">
            <text:p text:style-name="P15">8:19</text:p>
            <text:p text:style-name="P15">יט <text:s/>טוֹב פִּרְיִי, מֵחָרוּץ וּמִפָּז; <text:s text:c="3"/></text:p>
            <text:p text:style-name="P15">וּתְבוּאָתִי, מִכֶּסֶף נִבְחָר.<text:tab/></text:p>
          </table:table-cell>
          <table:table-cell table:style-name="表29.B2" office:value-type="string">
            <text:p text:style-name="P12"/>
            <text:p text:style-name="P12"/>
            <text:p text:style-name="P12">good / fruit+my / from gold-dust</text:p>
            <text:p text:style-name="P12"/>
            <text:p text:style-name="P12">and from glittering gold</text:p>
            <text:p text:style-name="P12"/>
            <text:p text:style-name="P12">and income+my / from silver</text:p>
            <text:p text:style-name="P12"/>
            <text:p text:style-name="P12">being choice</text:p>
          </table:table-cell>
        </table:table-row>
        <table:table-row>
          <table:table-cell table:style-name="表29.A2" office:value-type="string">
            <text:p text:style-name="P15">8:20</text:p>
            <text:p text:style-name="P15">כ <text:s/>בְּאֹרַח-צְדָקָה אֲהַלֵּךְ; <text:s text:c="3"/>בְּתוֹךְ, נְתִיבוֹת מִשְׁפָּט.<text:tab/></text:p>
          </table:table-cell>
          <table:table-cell table:style-name="表29.B2" office:value-type="string">
            <text:p text:style-name="P12"/>
            <text:p text:style-name="P12"/>
            <text:p text:style-name="P12">in path – righteousness / to go</text:p>
            <text:p text:style-name="P12"/>
            <text:p text:style-name="P12">in midst / tracks / judgement</text:p>
          </table:table-cell>
        </table:table-row>
        <table:table-row>
          <table:table-cell table:style-name="表29.A2" office:value-type="string">
            <text:p text:style-name="P15">8:21</text:p>
            <text:p text:style-name="P15">כא <text:s/>לְהַנְחִיל אֹהֲבַי יֵשׁ; <text:s text:c="3"/>וְאֹצְרֹתֵיהֶם אֲמַלֵּא.</text:p>
          </table:table-cell>
          <table:table-cell table:style-name="表29.B2" office:value-type="string">
            <text:p text:style-name="P12"/>
            <text:p text:style-name="P12"/>
            <text:p text:style-name="P12">to. to allot <text:s/>/ ones loving+me / there is</text:p>
            <text:p text:style-name="P12">and treasuries+them / to fill</text:p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[XXX 20200530_105729</text:p>
          </table:table-cell>
          <table:table-cell table:style-name="表29.B2" office:value-type="string">
            <text:p text:style-name="P16">@@@</text:p>
          </table:table-cell>
        </table:table-row>
        <table:table-row>
          <table:table-cell table:style-name="表29.A2" office:value-type="string">
            <text:p text:style-name="P15">8:22</text:p>
            <text:p text:style-name="P15">יְהוָה--קָנָנִי, רֵאשִׁית דַּרְכּוֹ: <text:s text:c="3"/>קֶדֶם מִפְעָלָיו מֵאָז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3</text:p>
            <text:p text:style-name="P15">כג <text:s/>מֵעוֹלָם, נִסַּכְתִּי מֵרֹאשׁ-- <text:s text:c="3"/>מִקַּדְמֵי-אָרֶץ.<text:tab/>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8:24</text:p>
            <text:p text:style-name="P15">כד <text:s/>בְּאֵין-תְּהֹמוֹת חוֹלָלְתִּי; <text:s text:c="3"/>בְּאֵין מַעְיָנוֹת, נִכְבַּדֵּי-מָיִ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5</text:p>
            <text:p text:style-name="P15">כה <text:s/>בְּטֶרֶם הָרִים הָטְבָּעוּ; <text:s text:c="3"/>לִפְנֵי גְבָעוֹת חוֹלָלְתִּי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6</text:p>
            <text:p text:style-name="P15">כו <text:s/>עַד-לֹא עָשָׂה, אֶרֶץ וְחוּצוֹת; <text:s text:c="3"/>וְרֹאשׁ, עַפְרוֹת תֵּבֵל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7</text:p>
            <text:p text:style-name="P15">כז <text:s/>בַּהֲכִינוֹ שָׁמַיִם, שָׁם אָנִי; <text:s text:c="3"/>בְּחֻקוֹ חוּג, עַל-פְּנֵי תְהוֹם.<text:tab/>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8</text:p>
            <text:p text:style-name="P15">כח <text:s/>בְּאַמְּצוֹ שְׁחָקִים מִמָּעַל; <text:s text:c="3"/>בַּעֲזוֹז, עִינוֹת תְּהוֹם.<text:tab/>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29</text:p>
            <text:p text:style-name="P15"><text:soft-page-break/>כט <text:s/>בְּשׂוּמוֹ לַיָּם, חֻקּוֹ, וּמַיִם, לֹא יַעַבְרוּ-פִיו; <text:s text:c="3"/>בְּחוּקוֹ, מוֹסְדֵי אָרֶץ.<text:tab/>29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8:30</text:p>
            <text:p text:style-name="P15">ל <text:s/>וָאֶהְיֶה אֶצְלוֹ, אָמוֹן: <text:s text:c="3"/>וָאֶהְיֶה שַׁעֲשׁוּעִים, יוֹם יוֹם; מְשַׂחֶקֶת לְפָנָיו בְּכָל-עֵ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293016752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ext:soft-page-break/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4">/------------------------------------------------------------ /TEMPLATE</text:p>
      <text:p text:style-name="P17"/>
      <text:p text:style-name="P6">--------------------------------------- [STEPS : closing] 20191009_161940</text:p>
      <text:list xml:id="list1684918753879600130" text:style-name="L2">
        <text:list-item>
          <text:p text:style-name="P26">time label ==&gt; paste</text:p>
        </text:list-item>
        <text:list-item>
          <text:p text:style-name="P26">“@@@” ==&gt; move to → at the bottom of the doc area</text:p>
        </text:list-item>
        <text:list-item>
          <text:p text:style-name="P26">DUP : template</text:p>
        </text:list-item>
        <text:list-item>
          <text:p text:style-name="P26">close</text:p>
          <text:list>
            <text:list-item>
              <text:p text:style-name="P26">web pages</text:p>
            </text:list-item>
            <text:list-item>
              <text:p text:style-name="P26"><text:soft-page-break/>sheet file</text:p>
            </text:list-item>
            <text:list-item>
              <text:p text:style-name="P26">folders (if any)</text:p>
            </text:list-item>
            <text:list-item>
              <text:p text:style-name="P26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30T11:06:54.56</dc:date>
    <dc:creator>iwabuchi ken</dc:creator>
    <meta:editing-duration>P6DT23M59S</meta:editing-duration>
    <meta:editing-cycles>411</meta:editing-cycles>
    <meta:generator>OpenOffice/4.1.3$Win32 OpenOffice.org_project/413m1$Build-9783</meta:generator>
    <meta:document-statistic meta:table-count="9" meta:image-count="0" meta:object-count="0" meta:page-count="42" meta:paragraph-count="1046" meta:word-count="5865" meta:character-count="29016"/>
  </office:meta>
</office:document-meta>
</file>